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58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49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4 Kommentare 44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51</text:p>
          </table:table-cell>
          <table:table-cell table:number-columns-repeated="6"/>
        </table:table-row>
        <table:table-row table:style-name="ro1">
          <table:table-cell table:formula="of:=SUM([.A167:.A100000])" office:value-type="float" office:value="51" calcext:value-type="float">
            <text:p>51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inungsfreiheit 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Dezember 2020 um 20:21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Maskenpflicht für Lehrer, aber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ler auch während des Unterrich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lle;ORF Teletex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seh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4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Kara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e Verarsche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4171428572884375&amp;id=12779903288948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Maskenpflicht für Lehrer, aber für... - Meinungsfreiheit A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Patze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t Ihr eine Ahnung, welche Möglichkeiten es gibt, gegen die Maskenpflicht im Unterricht?? Auß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r Demo gehen, das ist klar. 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nic Zarf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Atte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Patze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en sich doch einige Ärzte garnicht. Der Arzt von meinem Sohn schreibt den Kindern k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tte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Fes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Nichtsnutze gehen über Leichen. Diese sogenannte Regierung schreckt vor nichts zurück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P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cher nicht. Strafbare Handlun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Ke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pinnen die Römer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mitt Mi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ein Kurzer To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Wur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iprian Dian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4171428572884375&amp;id=12779903288948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Maskenpflicht für Lehrer, aber für... - Meinungsfreiheit A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queline Schmi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othy Mo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sicher anhörungswert. Vielleicht macht nach dem Video ein Mensch mehr die Augen auf. Hi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richt ein Mann vom Fach. Und net ein Mann der nichtmal eine abgeschlossene Lehre hat wie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SANTER KRANKENHAUS-REALITY-CH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EKT JA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 PANIK N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Österreich: Überfüllte Krankenhäuser? Drohende Triage? Was sagen die Zahlen und Fakt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brisanter und aktueller Krankenhaus - REALITY CHECK in Corona Zeiten von Mag. Dr. Gerh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öttler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Der Patient gehört endlich wieder in den Mittelpunkt unseres Handelns, in den Mittelpunkt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wesens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selbständiger Gesundheitsökonom und Geschäftsführer von gemeinnützigen, öffentlich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vaten Krankenanstalten, Ordensspitälern sowie Alten- und Pflegeheimen und Rehabilit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iniken in unterschiedlichen österreichischen Bundesländern hat Gerhard Pöttler einen umfasse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blick über das österreichische Gesundheitssystem gewonnen. Diesen gibt er auch im Rah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s Buches weit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eben ist er als Vortragender an zahlreichen Fachhochschulen und Universitäten in den Berei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- und Finanzwesen tät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s zum aktuellen Buch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goldegg-verlag.com/titel/gesundheitswesen-in-oesterreich-2-auflage-inklgesundheitsreform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LLE: ICI - Initiative Corona Inf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öffentlicht am 01.12.2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GINAL: https://www.youtube.com/watch?v=7vtYugMJz7U&amp;feature=youtu.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4171428572884375&amp;id=12779903288948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Maskenpflicht für Lehrer, aber für... - Meinungsfreiheit A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K ZUM TEILEN DES BEITRA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facebook.com/1511569379/posts/10224960116339420/?d=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wesen in Österreich - Goldegg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ldegg-verlag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Ru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ger weg von unseren Kindern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helm Wei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f klo sen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erike Kal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 fließt Blut !Ich glaube , wir brauchen Waffen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ungsfreiheit 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erike Kalser heutzutage nicht mehr nötig. Ein bisschen husten und alle Politik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lüch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ächste Antworten ans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a Gri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 sollen noch zuhaben bleiben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Gerst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 is a frechheit das ma so mit kindern umge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Christian von Bal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recher......Lehrer handeln damit gegen den Schulstoff in Biologie und NK welchen s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..grauenhaft.....einer dieser Verbrecher sitzt in der Regi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 Bab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fassba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Augen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össl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tps://m.facebook.com/permalink.php?story_fbid=4171428572884375&amp;id=12779903288948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Maskenpflicht für Lehrer, aber für... - Meinungsfreiheit A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öss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Augenhof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öss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viel dazu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Rohr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nnern wir un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4171428572884375&amp;id=12779903288948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3" calcext:value-type="float">
            <text:p>13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1" calcext:value-type="float">
            <text:p>11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396];[.D396];[.F396])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17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0:46:08.588543093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0:51:15.667153611</dc:date>
    <meta:editing-duration>PT2M36S</meta:editing-duration>
    <meta:editing-cycles>4</meta:editing-cycles>
    <meta:document-statistic meta:table-count="1" meta:cell-count="268" meta:object-count="0"/>
  </office:meta>
</office:document-meta>
</file>